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3">
            <text:p>8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2">
            <text:p>5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5">
            <text:p>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8">
            <text:p>1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67.5">
            <text:p>167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6.09.2014</text:date>, <text:time>20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42S</meta:editing-duration>
    <meta:editing-cycles>113</meta:editing-cycles>
    <meta:generator>OpenOffice/4.1.0$Win32 OpenOffice.org_project/410m18$Build-9764</meta:generator>
    <dc:date>2014-09-06T20:40:22.52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